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>
      <style:text-properties officeooo:rsid="0020c7a7" officeooo:paragraph-rsid="000db51f"/>
    </style:style>
    <style:style style:name="P6" style:family="paragraph" style:parent-style-name="Text_20_body">
      <style:text-properties officeooo:rsid="000c4d51" officeooo:paragraph-rsid="000c4d51"/>
    </style:style>
    <style:style style:name="P7" style:family="paragraph" style:parent-style-name="Text_20_body">
      <style:text-properties officeooo:rsid="000c4d51" officeooo:paragraph-rsid="000db51f"/>
    </style:style>
    <style:style style:name="P8" style:family="paragraph" style:parent-style-name="Text_20_body">
      <style:text-properties officeooo:rsid="000c4d51" officeooo:paragraph-rsid="000e3a26"/>
    </style:style>
    <style:style style:name="T1" style:family="text">
      <style:text-properties officeooo:rsid="000db51f"/>
    </style:style>
    <style:style style:name="T2" style:family="text">
      <style:text-properties officeooo:rsid="000e3a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Pedagogo inserisce nuovo event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<text:span text:style-name="T1">Ettore : Pedagogo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 <text:span text:style-name="T1">Ettore è il pedagogo dell' asilo .</text:span></text:p>
            <text:p text:style-name="P2">2 <text:span text:style-name="T1">Ettore è loggato ad @silo</text:span></text:p>
            <text:p text:style-name="P2">3 <text:span text:style-name="T1">Ettore clicca sulla voce eventi </text:span></text:p>
            <text:p text:style-name="P2">4 <text:span text:style-name="T1">Il sistema riconosce Ettore come Pedagogo e gli mostra la pagina a lui riservata</text:span></text:p>
            <text:p text:style-name="P7"><text:span text:style-name="T1">5 Ettore clicca sulla voce '' Inserimento Nuovo Evento'' </text:span></text:p>
            <text:p text:style-name="P7"><text:span text:style-name="T1">6 Il sistema mostra il form di Inserimento Evento</text:span></text:p>
            <text:p text:style-name="P7"><text:span text:style-name="T1">7 Ettore inserisce ''22/02/2012'' <text:s/>nel campo ''Data'' , <text:s/></text:span><text:span text:style-name="T2">inserisce '' Attività ludiche che formano il <text:s/>bambino'' nel campo ''Titolo'' e clicca il pulsante ''Inserisci Evento'' </text:span></text:p>
            <text:p text:style-name="P8"><text:span text:style-name="T2">8 Il sistema riceve l'evento e lo pubblica</text:span></text:p>
            <text:p text:style-name="P8"><text:span text:style-name="T2">9 Ettore esce dal sistema</text:span></text:p>
            <text:p text:style-name="P8"><text:span text:style-name="T2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1:47:03.09</meta:creation-date>
    <meta:editing-duration>PT11M44S</meta:editing-duration>
    <meta:editing-cycles>2</meta:editing-cycles>
    <meta:generator>LibreOffice/3.6$Windows_x86 LibreOffice_project/da8c1e6-fd468f4-454e206-f42a4a9-143cfd</meta:generator>
    <dc:date>2012-10-16T22:13:57.35</dc:date>
    <meta:document-statistic meta:table-count="1" meta:image-count="0" meta:object-count="0" meta:page-count="1" meta:paragraph-count="14" meta:word-count="107" meta:character-count="643" meta:non-whitespace-character-count="543"/>
  </office:meta>
</office:document-meta>
</file>